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0000" draw:fill="none" draw:textarea-horizontal-align="justify" draw:textarea-vertical-align="middle" draw:auto-grow-height="false" fo:min-height="2.15cm" fo:min-width="4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loext:graphic-properties draw:fill="none" draw:fill-color="#ffffff"/>
      <style:paragraph-properties fo:text-align="center"/>
      <style:text-properties fo:color="#808080"/>
    </style:style>
    <style:style style:name="P4" style:family="paragraph">
      <loext:graphic-properties draw:fill-color="#ffffff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4.8cm" svg:height="2.4cm" svg:x="12.4cm" svg:y="9.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409cm" svg:height="1.673cm" svg:x="12.7cm" svg:y="10cm">
            <draw:text-box>
              <text:p text:style-name="P2"><text:span text:style-name="T1">Conductance </text:span></text:p>
              <text:p text:style-name="P2"><text:span text:style-name="T1">Activity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12:38:18.172615026</meta:creation-date>
    <dc:date>2016-03-01T12:40:31.633876143</dc:date>
    <meta:editing-duration>PT2M13S</meta:editing-duration>
    <meta:editing-cycles>1</meta:editing-cycles>
    <meta:document-statistic meta:object-count="26"/>
    <meta:generator>LibreOffice/5.0.5.2$Linux_X86_64 LibreOffice_project/00m0$Build-2</meta:generator>
  </office:meta>
</office:document-meta>
</file>